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Arial,Italic" svg:font-family="'Arial,Italic'" style:font-family-generic="swiss"/>
    <style:font-face style:name="SaNS" svg:font-family="SaNS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ans Condensed Uralic" svg:font-family="'Sans Condensed Ural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7">
      <style:paragraph-properties fo:text-align="justify" style:justify-single-word="false"/>
    </style:style>
    <style:style style:name="P5" style:family="paragraph" style:parent-style-name="Standard" style:list-style-name="L8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6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Sans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fo:text-align="justify" style:justify-single-word="false"/>
      <style:text-properties style:text-underline-style="none"/>
    </style:style>
    <style:style style:name="P15" style:family="paragraph" style:parent-style-name="Standard" style:list-style-name="L8">
      <style:paragraph-properties fo:text-align="justify" style:justify-single-word="false" fo:break-before="page"/>
    </style:style>
    <style:style style:name="P16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font-name="Sans Condensed Uralic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/>
      <style:text-properties fo:color="#ff0000" fo:font-weight="bold" style:font-size-asian="10.5pt" style:font-weight-asian="bold" style:font-weight-complex="bold"/>
    </style:style>
    <style:style style:name="P21" style:family="paragraph">
      <style:paragraph-properties fo:text-align="center"/>
      <style:text-properties fo:color="#ff0000" style:font-name="FreeMono" fo:font-weight="bold" style:font-weight-asian="bold" style:font-weight-complex="bold"/>
    </style:style>
    <style:style style:name="P22" style:family="paragraph">
      <style:paragraph-properties fo:text-align="center"/>
      <style:text-properties fo:color="#2323dc"/>
    </style:style>
    <style:style style:name="P23" style:family="paragraph">
      <style:paragraph-properties fo:text-align="center"/>
      <style:text-properties fo:color="#2323dc" style:font-name="FreeMon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Sans" fo:font-size="10pt" style:font-size-asian="10pt" style:font-size-complex="10pt"/>
    </style:style>
    <style:style style:name="T5" style:family="text">
      <style:text-properties style:font-name="Sans" fo:font-size="10pt" style:text-underline-style="none" style:font-size-asian="10pt" style:font-size-complex="10pt"/>
    </style:style>
    <style:style style:name="T6" style:family="text">
      <style:text-properties style:font-name="Sans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font-name="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Sans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Sans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none" style:font-size-asian="10pt" style:font-size-complex="10pt"/>
    </style:style>
    <style:style style:name="T16" style:family="text">
      <style:text-properties fo:color="#0000ff"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style:font-name="Sans Condensed Uralic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Sans Condensed Uralic" fo:font-size="8pt" fo:font-weight="bold" style:font-size-asian="8pt" style:font-weight-asian="bold" style:font-size-complex="8pt" style:font-weight-complex="bold"/>
    </style:style>
    <style:style style:name="T20" style:family="text">
      <style:text-properties style:font-name="Sans Condensed Urali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Sans Condensed Uralic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fo:color="#ff0000" fo:font-weight="bold" style:font-size-asian="10.5pt" style:font-weight-asian="bold" style:font-weight-complex="bold"/>
    </style:style>
    <style:style style:name="T23" style:family="text">
      <style:text-properties fo:color="#ff0000" style:font-name="FreeMono" fo:font-weight="bold" style:font-weight-asian="bold" style:font-weight-complex="bold"/>
    </style:style>
    <style:style style:name="T24" style:family="text">
      <style:text-properties fo:color="#2323dc" style:font-name="FreeMono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Fin_20_de_20_línea_20_1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color="#ffffff" draw:fill-color="#e6e6e6" draw:textarea-horizontal-align="center" draw:textarea-vertical-align="middle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63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EXIÓN ENTRE CENTRALITAS</text:p>
      <text:p text:style-name="P2"/>
      <text:p text:style-name="P10">Los siguientes puntos explicarán los pasos a seguir para lograr hacer llamadas entre terminales de distintas centralitas.</text:p>
      <text:p text:style-name="P9"/>
      <text:p text:style-name="P9"/>
      <text:p text:style-name="P9"/>
      <text:p text:style-name="P9"><draw:g text:anchor-type="paragraph" draw:z-index="8" draw:style-name="gr5"><draw:frame draw:style-name="gr8" draw:text-style-name="P21" svg:width="1.117cm" svg:height="0.588cm" svg:x="4.166cm" svg:y="0.109cm"><draw:text-box><text:p text:style-name="P17"><text:span text:style-name="T23">5800</text:span></text:p></draw:text-box></draw:frame><draw:frame draw:style-name="gr8" draw:text-style-name="P23" svg:width="1.117cm" svg:height="0.588cm" svg:x="4.166cm" svg:y="0.55cm"><draw:text-box><text:p text:style-name="P22"><text:span text:style-name="T24">800</text:span></text:p></draw:text-box></draw:frame></draw:g><draw:g text:anchor-type="paragraph" draw:z-index="9" draw:style-name="gr5"><draw:frame draw:style-name="gr8" draw:text-style-name="P21" svg:width="1.117cm" svg:height="0.588cm" svg:x="11.402cm" svg:y="0.109cm"><draw:text-box><text:p text:style-name="P17"><text:span text:style-name="T23">7800</text:span></text:p></draw:text-box></draw:frame><draw:frame draw:style-name="gr8" draw:text-style-name="P23" svg:width="1.117cm" svg:height="0.588cm" svg:x="11.402cm" svg:y="0.55cm"><draw:text-box><text:p text:style-name="P22"><text:span text:style-name="T24">800</text:span></text:p></draw:text-box></draw:frame></draw:g><draw:frame text:anchor-type="paragraph" draw:z-index="3" draw:style-name="gr3" draw:text-style-name="P19" svg:width="2.793cm" svg:height="1.569cm" svg:x="7.195cm" svg:y="0.055cm"><draw:text-box><text:p text:style-name="P17"><text:span text:style-name="T18">Transporte</text:span></text:p><text:p text:style-name="P17"><text:span text:style-name="T19"/></text:p><text:p text:style-name="P17"><text:span text:style-name="T20">“</text:span><text:span text:style-name="T20">Trunk”</text:span></text:p><text:p text:style-name="P17"><text:span text:style-name="T21">IAX2</text:span></text:p></draw:text-box></draw:frame><draw:custom-shape text:anchor-type="paragraph" draw:z-index="5" draw:style-name="gr4" draw:text-style-name="P20" svg:width="0.766cm" svg:height="0.678cm" svg:x="13.074cm" svg:y="0.347cm"><text:p text:style-name="P17"><text:span text:style-name="T22">7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9"><draw:path text:anchor-type="paragraph" draw:z-index="2" draw:style-name="gr2" draw:text-style-name="P17" svg:width="8.046cm" svg:height="3.172cm" draw:transform="skewX (-0.0275762021815052) rotate (0.378561914757499) translate (4.10809720712469cm 1.11124996489333cm)" svg:viewBox="0 0 8047 3173" svg:d="m0 21410c4929-1 8047 3173 8047 3173"><text:p/></draw:path><draw:custom-shape text:anchor-type="paragraph" draw:z-index="4" draw:style-name="gr4" draw:text-style-name="P20" svg:width="0.766cm" svg:height="0.678cm" svg:x="2.96cm" svg:y="0.171cm"><text:p text:style-name="P17"><text:span text:style-name="T22">5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9"/>
      <text:p text:style-name="P9"><draw:rect text:anchor-type="paragraph" draw:z-index="0" draw:style-name="gr1" draw:text-style-name="P18" svg:width="2.382cm" svg:height="0.971cm" svg:x="2.868cm" svg:y="0.289cm"><text:p text:style-name="P17"><text:span text:style-name="T1">PBX1</text:span></text:p></draw:rect><draw:rect text:anchor-type="paragraph" draw:z-index="1" draw:style-name="gr1" draw:text-style-name="P18" svg:width="2.382cm" svg:height="0.971cm" svg:x="11.869cm" svg:y="0.289cm"><text:p text:style-name="P17"><text:span text:style-name="T1">PBX2</text:span></text:p></draw:rect></text:p>
      <text:p text:style-name="P9"/>
      <text:p text:style-name="P9"/>
      <text:p text:style-name="P9"><draw:g text:anchor-type="paragraph" draw:z-index="7" draw:style-name="gr5"><draw:rect draw:style-name="gr6" draw:text-style-name="P18" svg:width="1.059cm" svg:height="0.883cm" svg:x="10.61cm" svg:y="1.381cm"><text:p text:style-name="P17"><text:span text:style-name="T1">C1</text:span></text:p></draw:rect><draw:rect draw:style-name="gr6" draw:text-style-name="P18" svg:width="1.059cm" svg:height="0.883cm" svg:x="12.668cm" svg:y="1.381cm"><text:p text:style-name="P17"><text:span text:style-name="T1">C2</text:span></text:p></draw:rect><draw:rect draw:style-name="gr6" draw:text-style-name="P18" svg:width="1.059cm" svg:height="0.883cm" svg:x="14.727cm" svg:y="1.381cm"><text:p text:style-name="P17"><text:span text:style-name="T1">C3</text:span></text:p></draw:rect><draw:line draw:style-name="gr7" draw:text-style-name="P17" svg:x1="11.137cm" svg:y1="1.381cm" svg:x2="13.077cm" svg:y2="0.028cm"><text:p/></draw:line><draw:line draw:style-name="gr7" draw:text-style-name="P17" svg:x1="15.225cm" svg:y1="1.381cm" svg:x2="13.078cm" svg:y2="0.028cm"><text:p/></draw:line><draw:line draw:style-name="gr7" draw:text-style-name="P17" svg:x1="13.078cm" svg:y1="1.381cm" svg:x2="13.078cm" svg:y2="0.028cm"><text:p/></draw:line><draw:frame draw:style-name="gr8" draw:text-style-name="P21" svg:width="1.117cm" svg:height="0.588cm" svg:x="10.61cm" svg:y="2.263cm"><draw:text-box><text:p text:style-name="P17"><text:span text:style-name="T23">7801</text:span></text:p></draw:text-box></draw:frame><draw:frame draw:style-name="gr8" draw:text-style-name="P21" svg:width="1.117cm" svg:height="0.588cm" svg:x="12.668cm" svg:y="2.263cm"><draw:text-box><text:p text:style-name="P17"><text:span text:style-name="T23">7802</text:span></text:p></draw:text-box></draw:frame><draw:frame draw:style-name="gr8" draw:text-style-name="P21" svg:width="1.117cm" svg:height="0.588cm" svg:x="14.669cm" svg:y="2.263cm"><draw:text-box><text:p text:style-name="P17"><text:span text:style-name="T23">7803</text:span></text:p></draw:text-box></draw:frame></draw:g></text:p>
      <text:p text:style-name="P9"><draw:g text:anchor-type="paragraph" draw:z-index="10" draw:style-name="gr5"><draw:frame draw:style-name="gr8" draw:text-style-name="P23" svg:width="1.117cm" svg:height="0.588cm" svg:x="1.64cm" svg:y="0.166cm"><draw:text-box><text:p text:style-name="P22"><text:span text:style-name="T24">801</text:span></text:p></draw:text-box></draw:frame><draw:frame draw:style-name="gr8" draw:text-style-name="P23" svg:width="1.117cm" svg:height="0.588cm" svg:x="3.019cm" svg:y="0.381cm"><draw:text-box><text:p text:style-name="P22"><text:span text:style-name="T24">802</text:span></text:p></draw:text-box></draw:frame><draw:frame draw:style-name="gr8" draw:text-style-name="P23" svg:width="1.117cm" svg:height="0.588cm" svg:x="5.641cm" svg:y="0.166cm"><draw:text-box><text:p text:style-name="P22"><text:span text:style-name="T24">803</text:span></text:p></draw:text-box></draw:frame></draw:g><draw:g text:anchor-type="paragraph" draw:z-index="11" draw:style-name="gr5"><draw:frame draw:style-name="gr8" draw:text-style-name="P23" svg:width="1.117cm" svg:height="0.588cm" svg:x="10.642cm" svg:y="0.185cm"><draw:text-box><text:p text:style-name="P22"><text:span text:style-name="T24">801</text:span></text:p></draw:text-box></draw:frame><draw:frame draw:style-name="gr8" draw:text-style-name="P23" svg:width="1.117cm" svg:height="0.588cm" svg:x="12.021cm" svg:y="0.4cm"><draw:text-box><text:p text:style-name="P22"><text:span text:style-name="T24">802</text:span></text:p></draw:text-box></draw:frame><draw:frame draw:style-name="gr8" draw:text-style-name="P23" svg:width="1.117cm" svg:height="0.588cm" svg:x="14.643cm" svg:y="0.185cm"><draw:text-box><text:p text:style-name="P22"><text:span text:style-name="T24">803</text:span></text:p></draw:text-box></draw:frame></draw:g></text:p>
      <text:p text:style-name="P9"/>
      <text:p text:style-name="P9"/>
      <text:p text:style-name="P9"/>
      <text:p text:style-name="P8"><draw:g text:anchor-type="paragraph" draw:z-index="6" draw:style-name="gr5"><draw:rect draw:style-name="gr6" draw:text-style-name="P18" svg:width="1.059cm" svg:height="0.883cm" svg:x="1.669cm" svg:y="-0.675cm"><text:p text:style-name="P17"><text:span text:style-name="T1">C1</text:span></text:p></draw:rect><draw:rect draw:style-name="gr6" draw:text-style-name="P18" svg:width="1.059cm" svg:height="0.883cm" svg:x="3.727cm" svg:y="-0.675cm"><text:p text:style-name="P17"><text:span text:style-name="T1">C2</text:span></text:p></draw:rect><draw:rect draw:style-name="gr6" draw:text-style-name="P18" svg:width="1.059cm" svg:height="0.883cm" svg:x="5.786cm" svg:y="-0.675cm"><text:p text:style-name="P17"><text:span text:style-name="T1">C3</text:span></text:p></draw:rect><draw:line draw:style-name="gr7" draw:text-style-name="P17" svg:x1="2.196cm" svg:y1="-0.675cm" svg:x2="4.136cm" svg:y2="-2.028cm"><text:p/></draw:line><draw:line draw:style-name="gr7" draw:text-style-name="P17" svg:x1="6.284cm" svg:y1="-0.675cm" svg:x2="4.137cm" svg:y2="-2.028cm"><text:p/></draw:line><draw:line draw:style-name="gr7" draw:text-style-name="P17" svg:x1="4.137cm" svg:y1="-0.675cm" svg:x2="4.137cm" svg:y2="-2.028cm"><text:p/></draw:line><draw:frame draw:style-name="gr8" draw:text-style-name="P21" svg:width="1.117cm" svg:height="0.588cm" svg:x="1.669cm" svg:y="0.207cm"><draw:text-box><text:p text:style-name="P17"><text:span text:style-name="T23">5801</text:span></text:p></draw:text-box></draw:frame><draw:frame draw:style-name="gr8" draw:text-style-name="P21" svg:width="1.117cm" svg:height="0.588cm" svg:x="3.727cm" svg:y="0.207cm"><draw:text-box><text:p text:style-name="P17"><text:span text:style-name="T23">5802</text:span></text:p></draw:text-box></draw:frame><draw:frame draw:style-name="gr8" draw:text-style-name="P21" svg:width="1.117cm" svg:height="0.588cm" svg:x="5.728cm" svg:y="0.207cm"><draw:text-box><text:p text:style-name="P17"><text:span text:style-name="T23">5803</text:span></text:p></draw:text-box></draw:frame></draw:g></text:p>
      <text:p text:style-name="P8"/>
      <text:p text:style-name="P8"/>
      <text:p text:style-name="P11">La figura anterior muestra la numeración que poseen los terminales asociados a dos centralitas antes de ser configuradas para realizar llamadas entre sí (en <text:span text:style-name="T16">azul</text:span>) y la numeración que poseen después (en <text:span text:style-name="T17">rojo</text:span>).</text:p>
      <text:p text:style-name="P8"/>
      <text:p text:style-name="P11">Como puede observarse, en un principio, los terminales asociados a la centralita <text:span text:style-name="T1">PBX1</text:span> tenían la misma numeración que los terminales asociados a la centralita <text:span text:style-name="T1">PBX2</text:span>. Por lo que, si se desea realizar una llamada entre dos terminales que pertenecen a distintas centralitas se deberá incorporar un 4º número que anteceda a los otros tres, el <text:span text:style-name="T1">prefijo</text:span><text:span text:style-name="T2">.</text:span></text:p>
      <text:p text:style-name="P11"><text:span text:style-name="T2"/></text:p>
      <text:p text:style-name="P11"><text:span text:style-name="T2">Para este ejemplo, hemos asignado el prefijo </text:span><text:span text:style-name="T3">5</text:span><text:span text:style-name="T2"> a todos los terminales que están asociados a la centralita </text:span><text:span text:style-name="T3">PBX1</text:span><text:span text:style-name="T2"> (que consideraremos nuestra centralita) y los responsables de la centralita </text:span><text:span text:style-name="T3">PBX2</text:span><text:span text:style-name="T2">, han asociado el prefijo </text:span><text:span text:style-name="T3">7</text:span><text:span text:style-name="T2"> a todos los terminales asociados a esta centralita.</text:span></text:p>
      <text:p text:style-name="P11"><text:span text:style-name="T2"/></text:p>
      <text:p text:style-name="P11"><text:span text:style-name="T2">Los elementos que intervendrán para la realización de este ejemplo son los siguientes:</text:span></text:p>
      <text:list xml:id="list1142509873" text:style-name="L6">
        <text:list-item>
          <text:p text:style-name="P13"><text:span text:style-name="T11">Centralita (</text:span><text:span text:style-name="T12">PBX1</text:span><text:span text:style-name="T11">)</text:span><text:span text:style-name="T9">: PC con </text:span><text:span text:style-name="T8">GNU/Linux Ubuntu 10.04.</text:span></text:p>
          <text:list>
            <text:list-item>
              <text:p text:style-name="P7"><text:span text:style-name="T5">Cliente (</text:span><text:span text:style-name="T6">5801</text:span><text:span text:style-name="T5">): </text:span><text:span text:style-name="T8">Nokia E61 </text:span><text:span text:style-name="T5">(que utiliza </text:span><text:span text:style-name="T6">SIP</text:span><text:span text:style-name="T5">).</text:span></text:p>
            </text:list-item>
            <text:list-item>
              <text:p text:style-name="P7"><text:span text:style-name="T5">Cliente (</text:span><text:span text:style-name="T6">5802</text:span><text:span text:style-name="T5">): </text:span><text:span text:style-name="T8">Cisco IP Phone 7911 </text:span><text:span text:style-name="T5">(que utiliza </text:span><text:span text:style-name="T6">SCCP</text:span><text:span text:style-name="T5">).</text:span></text:p>
            </text:list-item>
          </text:list>
        </text:list-item>
        <text:list-item>
          <text:p text:style-name="P7"><text:span text:style-name="T4">Centralita (</text:span><text:span text:style-name="T14">PBX2</text:span><text:span text:style-name="T4">)</text:span><text:span text:style-name="T5">: PC con </text:span><text:span text:style-name="T8"><text:s/>GNU/Linux Ubuntu 10.04</text:span><text:span text:style-name="T5">.</text:span></text:p>
          <text:list>
            <text:list-item>
              <text:p text:style-name="P7"><text:span text:style-name="T5">Cliente (</text:span><text:span text:style-name="T6">7801</text:span><text:span text:style-name="T5">): </text:span><text:span text:style-name="T8">Nokia E60 </text:span><text:span text:style-name="T5">(que utiliza </text:span><text:span text:style-name="T6">SIP</text:span><text:span text:style-name="T5">).</text:span></text:p>
            </text:list-item>
            <text:list-item>
              <text:p text:style-name="P7"><text:span text:style-name="T5">Cliente (</text:span><text:span text:style-name="T6">7802</text:span><text:span text:style-name="T5">): </text:span><text:span text:style-name="T8">Cisco Unified Wireless IP Movile 7920 </text:span><text:span text:style-name="T5">(que utiliza </text:span><text:span text:style-name="T6">SCCP</text:span><text:span text:style-name="T5">).</text:span></text:p>
            </text:list-item>
          </text:list>
        </text:list-item>
      </text:list>
      <text:p text:style-name="P6"><text:span text:style-name="T5"/></text:p>
      <text:list xml:id="list662671582" text:style-name="L7">
        <text:list-item>
          <text:p text:style-name="P4"><text:span text:style-name="T9">El método seguido para registrar cada uno de los terminales en sus respectivas centralitas se explica en el documento de la </text:span><text:span text:style-name="T10">práctica 2 </text:span><text:span text:style-name="T9">de la asignatura. Tan solo hay que tener en cuenta que en esta ocasión la numeración de los terminales tendrá </text:span><text:span text:style-name="T10">4 dígitos</text:span><text:span text:style-name="T9"> y el primero de ellos será </text:span><text:span text:style-name="T10">5 </text:span><text:span text:style-name="T9">(para los terminales dependientes de la centralita </text:span><text:span text:style-name="T10">PBX1</text:span><text:span text:style-name="T9">) o </text:span><text:span text:style-name="T10">7</text:span><text:span text:style-name="T9"> (para los terminales dependientes de la centralita </text:span><text:span text:style-name="T10">PBX2</text:span><text:span text:style-name="T9">).</text:span></text:p>
        </text:list-item>
      </text:list>
      <text:p text:style-name="P3"><text:span text:style-name="T13"/></text:p>
      <text:p text:style-name="P14"><text:span text:style-name="T11"/></text:p>
      <text:p text:style-name="P14"><text:span text:style-name="T11">El paso que difiere con todo lo anterior y a la vez el más importante, es el de registrar una centralita en la otra y viceversa; para que ambas se “conozcan” y puedan comunicarse entre sí. Para llevar a cabo esta tarea se hará lo siguiente:</text:span></text:p>
      <text:list xml:id="list2168897818" text:style-name="L8">
        <text:list-item>
          <text:p text:style-name="P15"><text:span text:style-name="T9">Teniendo en cuenta que nuestra centralita es la </text:span><text:span text:style-name="T10">PBX1</text:span><text:span text:style-name="T9">, debemos asegurarnos de que los administradores de la otra centralita (la </text:span><text:span text:style-name="T10">PBX2</text:span><text:span text:style-name="T9">) edite el archivo </text:span><text:span text:style-name="T7">etc/asterisk/iax.conf</text:span><text:span text:style-name="T9"> de la siguiente manera:</text:span></text:p>
        </text:list-item>
      </text:list>
      <text:p text:style-name="P3"><text:span text:style-name="T9"/></text:p>
      <text:p text:style-name="P3"><text:span text:style-name="T9"/></text:p>
      <text:list xml:id="list1014346930" text:continue-numbering="true" text:style-name="L8">
        <text:list-header>
          <text:p text:style-name="P5"><text:span text:style-name="T9">Esto se hará para que su centralita acepte llamadas remotas (de nuestra centralita).</text:span></text:p>
        </text:list-header>
      </text:list>
      <text:p text:style-name="P6"><text:span text:style-name="T5"/></text:p>
      <text:p text:style-name="P12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Arial,Italic" svg:font-family="'Arial,Italic'" style:font-family-generic="swiss"/>
    <style:font-face style:name="SaNS" svg:font-family="SaNS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ans Condensed Uralic" svg:font-family="'Sans Condensed Uralic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7pt" style:font-size-complex="8pt"/>
    </style:style>
    <style:style style:name="MP2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0.999cm" fo:page-height="29.699cm" style:num-format="1" style:print-orientation="portrait" fo:margin-top="1.667cm" fo:margin-bottom="1.6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áctica 3<text:tab/><text:tab/>PIRS</text:p>
      </style:header>
      <style:footer>
        <text:p text:style-name="MP2">Sergio de la Rubia García-Carpintero</text:p>
        <text:p text:style-name="MP2">Alicia Martín-Benito Escalona<text:tab/><text:page-number text:select-page="current">2</text:page-number><text:tab/>E.S.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</meta:initial-creator>
    <meta:creation-date>2011-03-17T10:55:36</meta:creation-date>
    <dc:date>2011-05-12T19:36:32</dc:date>
    <dc:creator>Sergio </dc:creator>
    <meta:editing-duration>PT07H19M33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2" meta:paragraph-count="19" meta:word-count="393" meta:character-count="2390"/>
  </office:meta>
</office:document-meta>
</file>